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200%" fo:text-align="center" style:justify-single-word="false" style:writing-mode="lr-tb"/>
    </style:style>
    <style:style style:name="P4" style:family="paragraph" style:parent-style-name="Standard">
      <style:paragraph-properties fo:line-height="200%"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 style:writing-mode="lr-tb"/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Not a team player</text:p>
      <text:p text:style-name="P1"/>
      <text:p text:style-name="P2">Cannot abide by the social code,</text:p>
      <text:p text:style-name="P2">not a human, but a fiendish wolf.</text:p>
      <text:p text:style-name="P2">A tremour passes by, </text:p>
      <text:p text:style-name="P2">when he treads amongst brethren,</text:p>
      <text:p text:style-name="P2">death clutches corpses lying around,</text:p>
      <text:p text:style-name="P2">their eyes eaten by the swarming ravens.</text:p>
      <text:p text:style-name="P2">It's because of him,</text:p>
      <text:p text:style-name="P2">It's the choices he had made,</text:p>
      <text:p text:style-name="P2">brought this calamity upon the land,</text:p>
      <text:p text:style-name="P2">Lepers outside the city gates watch him idly goes by</text:p>
      <text:p text:style-name="P2">and poor inside the urban walls gaze at his attire,</text:p>
      <text:p text:style-name="P2">They know him, respect him though,</text:p>
      <text:p text:style-name="P2">fear of a power he does not really posses,</text:p>
      <text:p text:style-name="P2">their various resources are taken to his base.</text:p>
      <text:p text:style-name="P2">All goes to his vault, not for him, not his fault,</text:p>
      <text:p text:style-name="P2">Each subject sets aside, </text:p>
      <text:p text:style-name="P2">makes haste,</text:p>
      <text:p text:style-name="P2">makes room, </text:p>
      <text:p text:style-name="P2">makes sense, </text:p>
      <text:p text:style-name="P2">ignoring doom,</text:p>
      <text:p text:style-name="P2">for the k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OoZoOl Obliterator</meta:initial-creator>
    <meta:creation-date>2007-11-25T00:44:44</meta:creation-date>
    <dc:creator>OoZoOl Obliterator</dc:creator>
    <dc:date>2007-11-28T22:05:49</dc:date>
    <meta:editing-cycles>3</meta:editing-cycles>
    <meta:editing-duration>PT26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33" meta:character-count="713"/>
  </office:meta>
</office:document-meta>
</file>